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3.5cm"/>
      <style:paragraph-properties style:writing-mode="lr-tb"/>
    </style:style>
    <style:style style:name="gr2" style:family="graphic" style:parent-style-name="standard">
      <style:graphic-properties draw:stroke="none" svg:stroke-color="#000000" draw:fill="solid" draw:fill-color="#55215b" draw:textarea-vertical-align="middle" fo:min-height="1cm"/>
      <style:paragraph-properties style:writing-mode="lr-tb"/>
    </style:style>
    <style:style style:name="gr3" style:family="graphic" style:parent-style-name="standard">
      <style:graphic-properties draw:stroke="none" svg:stroke-color="#000000" draw:fill="solid" draw:fill-color="#476483" draw:textarea-vertical-align="middle" fo:min-height="0.556cm"/>
      <style:paragraph-properties style:writing-mode="lr-tb"/>
    </style:style>
    <style:style style:name="P1" style:family="paragraph">
      <style:text-properties fo:font-size="12pt"/>
    </style:style>
    <style:style style:name="P2" style:family="paragraph">
      <style:paragraph-properties fo:margin-left="0cm" fo:margin-right="0cm" fo:margin-top="0cm" fo:margin-bottom="0cm" fo:line-height="100%" fo:text-indent="0cm"/>
      <style:text-properties fo:font-size="12pt"/>
    </style:style>
    <style:style style:name="P3" style:family="paragraph">
      <loext:graphic-properties draw:fill="none" draw:fill-color="#ffffff"/>
      <style:text-properties fo:font-size="12pt"/>
    </style:style>
    <style:style style:name="P4" style:family="paragraph">
      <loext:graphic-properties draw:fill="solid" draw:fill-color="#55215b"/>
      <style:paragraph-properties style:writing-mode="lr-tb"/>
      <style:text-properties fo:color="#ffffff" loext:opacity="100%"/>
    </style:style>
    <style:style style:name="P5" style:family="paragraph">
      <style:text-properties fo:font-size="14pt"/>
    </style:style>
    <style:style style:name="P6" style:family="paragraph">
      <loext:graphic-properties draw:fill="solid" draw:fill-color="#476483"/>
      <style:paragraph-properties style:writing-mode="lr-tb"/>
      <style:text-properties fo:color="#ffffff" loext:opacity="100%" fo:font-size="14pt"/>
    </style:style>
    <style:style style:name="T1" style:family="text">
      <style:text-properties fo:font-size="11pt" style:font-size-asian="11pt" style:font-size-complex="11pt"/>
    </style:style>
    <style:style style:name="T2" style:family="text">
      <style:text-properties fo:color="#ffffff" loext:opacity="100%"/>
    </style:style>
    <style:style style:name="T3" style:family="text">
      <style:text-properties style:font-name="Liberation Serif" fo:font-size="12pt" fo:font-style="italic" style:font-size-asian="11pt" style:font-style-asian="italic" style:font-size-complex="11pt" style:font-style-complex="italic"/>
    </style:style>
    <style:style style:name="T4" style:family="text">
      <style:text-properties fo:font-size="12pt" style:font-size-asian="11pt" style:font-size-complex="11pt"/>
    </style:style>
    <style:style style:name="T5" style:family="text">
      <style:text-properties fo:color="#ffffff" loext:opacity="100%"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frame draw:style-name="gr1" draw:text-style-name="P3" draw:layer="layout" svg:width="18cm" svg:height="23.75cm" svg:x="1.5cm" svg:y="4.25cm">
          <draw:text-box>
            <text:p text:style-name="P1"><text:span text:style-name="T1"/></text:p>
            <text:p text:style-name="P1"><text:span text:style-name="T1">El proyecto consiste de una aplicación web adaptable tanto para pc como para un teléfono móvil, que le permita al usuario tener el manejo de las operaciones de su negocio <text:s/>en “la palma de su mano” de una forma ágil y práctica, que requieren los tiempos actuales, donde el emprendedor de hoy necesita, libertad y la información en tiempo real para tomar las decisiones acorde a la situación actual, que puede cambiar en un tiempo muy breve.</text:span></text:p>
            <text:p text:style-name="P1"><text:span text:style-name="T1"/></text:p>
            <text:p text:style-name="P1"><text:span text:style-name="T1"><text:s/></text:span><text:span text:style-name="T1">Ésto propone cubrir algunas de las necesidades de los emprendedores actuales que son muchos y con muy pocas herramientas de gestión disponible y accesibles, que se ven atropellados por una economía muy dinámica igual que los mercados.</text:span></text:p>
            <text:p text:style-name="P1"><text:span text:style-name="T1">En este escenario un emprendedor debe pensar, planificar y llevar a la práctica su plan rápidamente y después hacer los ajustes necesarios para continuar en la carrera.</text:span></text:p>
            <text:p text:style-name="P1"><text:span text:style-name="T1"><text:s/></text:span></text:p>
            <text:p text:style-name="P1"><text:span text:style-name="T1">STOOLS le permitirá al emprendedor o al comerciante ya consolidado tener una red de aplicaciones que alimentas y centralizan los datos en la nube (internet) donde cada usuario tendrá un perfil personal que lo habilitará a realizar sus labores y reportar sus avances desde una computadora en un escritorio como desde un depósito remoto.</text:span></text:p>
            <text:p text:style-name="P1"><text:span text:style-name="T1"/></text:p>
            <text:p text:style-name="P1"><text:span text:style-name="T1">Ésto se traduce en tener la información de ventas, pedidos, stock, caja, etc. en tiempo real que usted o responsables de área tendrán disponibles en su teléfono móvil para hacer las compras necesarias o cerrar un trato con un inversor, como cerrar una venta importante fuera de su oficina.</text:span></text:p>
            <text:p text:style-name="P2"><text:span text:style-name="T1">¿Qué se puede hacer con STOOLS?</text:span></text:p>
            <text:p text:style-name="P2"><text:span text:style-name="T1"><text:s/></text:span></text:p>
            <text:p text:style-name="P2"><text:span text:style-name="T1">Ésta aplicación está diseñada para que se pueda usar desde una oficina como desde el teléfono móvil y maneja el concepto de grupos con jerarquía y un responsable. En una primera etapa se podrá manejar cinco perfiles (“Administrador”, “Ejecutivo”,”Gerente”, “Responsable”,”Operador”) de una forma jerárquica Ej:’El ejecutivo tiene dos gerente y cada gerente cuenta con dos responsables y cuatros operadores cada uno”.</text:span></text:p>
            <text:p text:style-name="P2"><text:span text:style-name="T1">También cada perfil puede pertenecer a algunas de las siguientes áreas: “Administración”, “Ventas”,”Compras”,”Producción”,”Logística”.</text:span></text:p>
            <text:p text:style-name="P2"><text:span text:style-name="T1"/></text:p>
            <text:p text:style-name="P2"><text:span text:style-name="T1">Otra de las particularidade de ésta aplicación es que el usuario puede pertenecer a un grupo de trabajos de otro negocio por ejemplo “Ser el cocinero del local ‘La tablita’ por las noche (perfil: operador/producción) y tener su propio emprendimiento con su aplicación siendo dueño completamente independiente (perfil: Ejecutivo/-TODOS-)“.</text:span></text:p>
            <text:p text:style-name="P2"><text:span text:style-name="T1">Además para los emprendedores con muchos negocios podrá tener una aplicación para cada uno y alternar entre ellas sin dificultad.</text:span></text:p>
            <text:p text:style-name="P2"><text:span text:style-name="T1"/></text:p>
            <text:p text:style-name="P2"><text:span text:style-name="T1">Tareas que se pueden realizar:</text:span></text:p>
            <text:p text:style-name="P2"><text:span text:style-name="T1"/></text:p>
            <text:list text:style-name="L1">
              <text:list-item>
                <text:p text:style-name="P2"><text:span text:style-name="T1">Poder crear su propia aplicación poniendo su propio nombre, logos y colores preferidos.</text:span></text:p>
              </text:list-item>
              <text:list-item>
                <text:p text:style-name="P2"><text:span text:style-name="T1">Hacer un pedido de insumos en la oficina o desde el móvil</text:span></text:p>
              </text:list-item>
              <text:list-item>
                <text:p text:style-name="P2"><text:span text:style-name="T1">Hacer un presupuesto desde el celular</text:span></text:p>
              </text:list-item>
              <text:list-item>
                <text:p text:style-name="P2"><text:span text:style-name="T1">Pasar al área de producción el pedido aprobado</text:span></text:p>
              </text:list-item>
              <text:list-item>
                <text:p text:style-name="P2"><text:span text:style-name="T1">Hacer comprar y actualizar stock</text:span></text:p>
              </text:list-item>
              <text:list-item>
                <text:p text:style-name="P2"><text:span text:style-name="T1">Ponerle un precio diferencial a los producto según el cliente</text:span></text:p>
              </text:list-item>
              <text:list-item>
                <text:p text:style-name="P2"><text:span text:style-name="T1">Cuenta corriente de los clientes</text:span></text:p>
              </text:list-item>
              <text:list-item>
                <text:p text:style-name="P2"><text:span text:style-name="T1">Resumen de compra de los clientes</text:span></text:p>
              </text:list-item>
              <text:list-item>
                <text:p text:style-name="P2"><text:span text:style-name="T1">Resumen de ventas los vendedores</text:span></text:p>
              </text:list-item>
              <text:list-item>
                <text:p text:style-name="P2"><text:span text:style-name="T1">Manejo de depósitos</text:span></text:p>
              </text:list-item>
              <text:list-item>
                <text:p text:style-name="P2"><text:span text:style-name="T1">Caja</text:span></text:p>
              </text:list-item>
            </text:list>
            <text:p text:style-name="P2"><text:span text:style-name="T1"/></text:p>
            <text:p text:style-name="P1"/>
            <text:p text:style-name="P1"/>
          </draw:text-box>
        </draw:frame>
        <draw:frame draw:style-name="gr2" draw:text-style-name="P4" draw:layer="layout" svg:width="18cm" svg:height="1.25cm" svg:x="1.5cm" svg:y="1.25cm">
          <draw:text-box>
            <text:p><text:span text:style-name="T2">STOOLS</text:span></text:p>
          </draw:text-box>
        </draw:frame>
        <draw:frame draw:style-name="gr3" draw:text-style-name="P6" draw:layer="layout" svg:width="17.5cm" svg:height="0.806cm" svg:x="1.75cm" svg:y="3.444cm">
          <draw:text-box>
            <text:p text:style-name="P5"><text:span text:style-name="T2">Descripción del Proyecto</text:span></text:p>
          </draw:text-box>
        </draw:frame>
      </draw:page>
      <draw:page draw:name="page2" draw:style-name="dp1" draw:master-page-name="Predeterminado">
        <draw:frame draw:style-name="gr1" draw:text-style-name="P3" draw:layer="layout" svg:width="18cm" svg:height="23.75cm" svg:x="1.5cm" svg:y="2.556cm">
          <draw:text-box>
            <text:p text:style-name="P1"><text:span text:style-name="T1"/></text:p>
            <text:p text:style-name="P1"><text:span text:style-name="T3">José es albañil y escuchó de STOOLS y se registró desde el celular entrando a la página, y en la ventana de bienvenida le dio la opción de crear una nueva aplicación y José eligió esa opción, <text:s/>ahora tiene la aplicación que la llamó “José Construcciones” y le pidió a un diseñador amigo que le hiciera el logo y le sugiriera los colores para la estética a usar, su amigo le contestó que en una semana se lo tenía, así que por el momento usará el logo propuesto <text:s/>y los colores sugeridos por la aplicación.</text:span></text:p>
            <text:p text:style-name="P1"><text:span text:style-name="T3">Ahora José ya tiene su aplicación lista para trabajar, inmediatamente después lo llama Carlos un cliente habitual, donde le solicita un presupuesto para hacer una tapia en la casa de 10m de largo por 2m de alto de ladrillo visto simple, José <text:s/>anota el pedido y le dice que en 15 minutos le pasa el presupuesto.</text:span></text:p>
            <text:p text:style-name="P1"><text:span text:style-name="T3">José emocionado y ansioso por usar su nuevo sistema, comienza agregando un nuevo cliente y carga los datos de Carlos ( nombre, cel, tel, dirección,email. etc,), luego carga un nuevo producto llamado “Tapia ladrillo visto simple” usa la unidad m2 (metros cuadrados) y pone un valor de costos, un tiempo estimado y por último el precio final para realizar ese trabajo por metro cuadrado.</text:span></text:p>
            <text:p text:style-name="P1"><text:span text:style-name="T3">Con estos datos ya puede hacer un presupuesto, para eso hace clic en el menú “pedidos” y presiona el botón agregar, la aplicación le presenta la pantalla para el nuevo pedido que está configurado como presupuesto, con la fecha actual y le indica que debe seleccionar un cliente, José hace precisamente éso, selecciona a Carlos y luego hace click en el botón Agregar Detalle que se encuentra un poco más abajo, Otra ventana aparece preguntando el producto que se agrega, José selecciona el producto recién cargado y seguidamente le pregunta la cantidad el largo en metros y el alto en metro de la tapia, con estos datos el sistema ya calculo el precio final y el tiempo estimado, si todo está en orden José presiona “Aceptar” y listo , “ahora lo que falta es que el sistema me construya el presupuesto en forma digital para pasarlo por Whatsapp” <text:s/>-dice José-, para eso, José hace clic en el botón Imprimir, y le muestra en pantalla como se saldría éste presupuesto, si está todo correcto José hace click en el botón descargar y se descarga en formato de foto y listo!!, José abre la foto y selecciona compartir a Carlos por whatsApp.</text:span></text:p>
            <text:p text:style-name="P1"><text:span text:style-name="T3">Listo!! José en menos de 10 minutos envió su primer presupuesto, contando el tiempo que tardo en cargar a su cliente y el producto que a partir de ahora ya están cargados para siempre en el sistema.</text:span></text:p>
            <text:p text:style-name="P1"><text:span text:style-name="T4"/></text:p>
          </draw:text-box>
        </draw:frame>
        <draw:frame draw:style-name="gr3" draw:text-style-name="P6" draw:layer="layout" svg:width="17.5cm" svg:height="0.806cm" svg:x="1.75cm" svg:y="1.75cm">
          <draw:text-box>
            <text:p text:style-name="P5"><text:span text:style-name="T5">Caso de ejemplo</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0-11-26T10:39:37.605000000</meta:creation-date>
    <dc:date>2020-11-26T10:47:47.257000000</dc:date>
    <meta:editing-duration>PT8M9S</meta:editing-duration>
    <meta:editing-cycles>3</meta:editing-cycles>
    <meta:generator>LibreOffice/7.0.1.2$Windows_X86_64 LibreOffice_project/7cbcfc562f6eb6708b5ff7d7397325de9e764452</meta:generator>
    <meta:document-statistic meta:object-count="5"/>
  </office:meta>
</office:document-meta>
</file>